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2.9252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1.4008in"/>
    </style:style>
    <style:style style:name="co10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6.45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œur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*Légendaire** *(Vous ne pouvez avoir qu’un Cœur de Fyendal dans votre deck.)*</text:p>
            <text:p/>
            <text:p>Lorsque vous lancez Coeur de Fyendal, si vous avez moins de {h} que votre adversaire, gagnez 1{h}.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zPG97HKzdmzJGdncK8nnG – 1HP000 – N</text:p>
          </table:table-cell>
          <table:table-cell office:value-type="string" calcext:value-type="string">
            <text:p>https://storage.googleapis.com/fabmaster/cardfaces/2022-1HP/FR/FR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Œil d’Ophid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Légendaire** *(Vous ne pouvez avoir qu’un Œil d’Ophidie</text:span> dans votre deck.)*</text:p>
            <text:p/>
            <text:p><text:span text:style-name="T1">Lorsque vous lanchez Œil d’Ophidie, **optez 2**.</text:span>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BBqrPDLK8RpDLfF99Cr8d – 1HP000 – N</text:p>
          </table:table-cell>
          <table:table-cell office:value-type="string" calcext:value-type="string">
            <text:p>https://storage.googleapis.com/fabmaster/cardfaces/2022-1HP/FR/FR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Éclat d’Archenu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Spécialisation de Viserai légendaire** *(Vous ne pouvez avoir qu’un Éclat d’Archenuit</text:span> dans votre deck et uniquement si Viserai est votre héros.)*</text:p>
            <text:p/>
            <text:p><text:span text:style-name="T1">Lorsque vous lanchez Éclat d’Archenuit, créez un jeton Chantderune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LQmdBgHpTGLTpLmftWkbz – 1HP000 – N</text:p>
          </table:table-cell>
          <table:table-cell office:value-type="string" calcext:value-type="string">
            <text:p>https://storage.googleapis.com/fabmaster/cardfaces/2022-1HP/FR/FR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0"/>
        </table:table-row>
        <table:table-row table:style-name="ro5">
          <table:table-cell table:number-columns-repeated="1000"/>
        </table:table-row>
      </table:table>
      <table:named-expressions/>
      <table:database-ranges>
        <table:database-range table:name="__Anonymous_Sheet_DB__0" table:target-range-address="card.B1:card.H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56:01.835741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20:56:07.693466991</dc:date>
    <meta:editing-duration>P6DT1H33M46S</meta:editing-duration>
    <meta:editing-cycles>2549</meta:editing-cycles>
    <meta:generator>LibreOffice/7.2.5.2$MacOSX_X86_64 LibreOffice_project/499f9727c189e6ef3471021d6132d4c694f357e5</meta:generator>
    <meta:document-statistic meta:table-count="1" meta:cell-count="45" meta:object-count="0"/>
    <meta:user-defined meta:name=""/>
  </office:meta>
</office:document-meta>
</file>